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Text_20_body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40pt" style:text-underline-style="none" style:font-size-asian="40pt" style:font-size-complex="4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0.035cm solid #00008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/bewerten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wid" form:control-implementation="ooo:com.sun.star.form.component.HiddenControl" form:id="control1" form:value="16754"/>
          <form:hidden form:name="zahl" form:control-implementation="ooo:com.sun.star.form.component.HiddenControl" form:id="control2" form:value="30"/>
          <form:hidden form:name="punkte" form:control-implementation="ooo:com.sun.star.form.component.HiddenControl" form:id="control3" form:value="1.43"/>
          <form:hidden form:name="zurueck" form:control-implementation="ooo:com.sun.star.form.component.HiddenControl" form:id="control4" form:value="/literaturzitate/allgemein/16754/was-du-ererbt-von-deinen-vaetern-hast-erwirb.html"/>
        </form:form>
        <form:form form:apply-filter="true" form:method="post" form:control-implementation="ooo:com.sun.star.form.component.Form" office:target-frame="" xlink:href="/bewerten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wid" form:control-implementation="ooo:com.sun.star.form.component.HiddenControl" form:id="control5" form:value="16754"/>
          <form:hidden form:name="zahl" form:control-implementation="ooo:com.sun.star.form.component.HiddenControl" form:id="control6" form:value="30"/>
          <form:hidden form:name="punkte" form:control-implementation="ooo:com.sun.star.form.component.HiddenControl" form:id="control7" form:value="1.43"/>
          <form:hidden form:name="zurueck" form:control-implementation="ooo:com.sun.star.form.component.HiddenControl" form:id="control8" form:value="/literaturzitate/allgemein/16754/was-du-ererbt-von-deinen-vaetern-hast-erwirb.html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><draw:a xlink:type="simple" xlink:href="http://www.zitate-online.de/autor/goethe-johann-wolfgang-von/"><draw:frame draw:style-name="fr1" draw:name="Grafik1" text:anchor-type="paragraph" svg:x="13.566cm" svg:y="0.231cm" svg:width="10.363cm" svg:height="12.201cm" draw:z-index="0"><draw:image xlink:href="http://www.zitate-online.de/grafik/portrait/goethe-johann-wolfgang-von.jpg" xlink:type="simple" xlink:show="embed" xlink:actuate="onLoad"/><svg:desc>Johann Wolfgang von Goethe</svg:desc></draw:frame></draw:a></text:p>
      <text:p text:style-name="P1">„Was du ererbt von Deinen Vätern hast, erwirb es, um es zu besitzen.“ </text:p>
      <text:p text:style-name="Text_20_body"><text:a xlink:type="simple" xlink:href="http://www.zitate-online.de/autor/goethe-johann-wolfgang-von/"><text:span text:style-name="T1"/></text:a></text:p>
      <text:p text:style-name="Text_20_body"><text:a xlink:type="simple" xlink:href="http://www.zitate-online.de/autor/goethe-johann-wolfgang-von/"><text:span text:style-name="T2">Goethe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24$Build-8945</meta:generator>
    <meta:initial-creator>Arnold Beck</meta:initial-creator>
    <meta:creation-date>2007-05-09T08:52:07</meta:creation-date>
    <dc:creator>Arnold Beck</dc:creator>
    <dc:date>2007-05-09T09:02:06</dc:date>
    <meta:printed-by>Arnold Beck</meta:printed-by>
    <meta:print-date>2007-05-09T09:01:36</meta:print-date>
    <dc:language>de-DE</dc:language>
    <meta:editing-cycles>2</meta:editing-cycles>
    <meta:editing-duration>PT10M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4" meta:character-count="76"/>
  </office:meta>
</office:document-meta>
</file>